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5ca" officeooo:paragraph-rsid="000cd5ca"/>
    </style:style>
    <style:style style:name="P2" style:family="paragraph" style:parent-style-name="Standard" style:list-style-name="L1">
      <style:text-properties officeooo:rsid="000cd5ca" officeooo:paragraph-rsid="000cd5ca"/>
    </style:style>
    <style:style style:name="P3" style:family="paragraph" style:parent-style-name="Standard" style:list-style-name="L2">
      <style:text-properties officeooo:rsid="000cd5ca" officeooo:paragraph-rsid="000cd5ca"/>
    </style:style>
    <style:style style:name="P4" style:family="paragraph" style:parent-style-name="Standard" style:list-style-name="L3">
      <style:text-properties officeooo:rsid="000cd5ca" officeooo:paragraph-rsid="000cd5ca"/>
    </style:style>
    <style:style style:name="P5" style:family="paragraph" style:parent-style-name="Standard" style:list-style-name="L3">
      <style:text-properties officeooo:rsid="000cd5ca" officeooo:paragraph-rsid="00113c66"/>
    </style:style>
    <style:style style:name="P6" style:family="paragraph" style:parent-style-name="Standard" style:list-style-name="L4">
      <style:text-properties officeooo:rsid="000cd5ca" officeooo:paragraph-rsid="000cd5ca"/>
    </style:style>
    <style:style style:name="P7" style:family="paragraph" style:parent-style-name="Standard" style:list-style-name="L5">
      <style:text-properties officeooo:rsid="000cd5ca" officeooo:paragraph-rsid="000cd5ca"/>
    </style:style>
    <style:style style:name="P8" style:family="paragraph" style:parent-style-name="Standard" style:list-style-name="L6">
      <style:text-properties officeooo:rsid="000cd5ca" officeooo:paragraph-rsid="000cd5ca"/>
    </style:style>
    <style:style style:name="P9" style:family="paragraph" style:parent-style-name="Standard">
      <style:text-properties officeooo:rsid="000d193b" officeooo:paragraph-rsid="000d193b"/>
    </style:style>
    <style:style style:name="P10" style:family="paragraph" style:parent-style-name="Standard">
      <style:text-properties officeooo:rsid="0011c45e" officeooo:paragraph-rsid="0011c45e"/>
    </style:style>
    <style:style style:name="T1" style:family="text">
      <style:text-properties officeooo:rsid="000d193b"/>
    </style:style>
    <style:style style:name="T2" style:family="text">
      <style:text-properties officeooo:rsid="000ef576"/>
    </style:style>
    <style:style style:name="T3" style:family="text">
      <style:text-properties officeooo:rsid="00113c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lanning for edits, to implement particle-wise mass, density, fluid_stiffness</text:p>
      <text:p text:style-name="P1"/>
      <text:p text:style-name="P1">Aims </text:p>
      <text:list xml:id="list3528291014" text:style-name="L1">
        <text:list-item>
          <text:p text:style-name="P2">dense bone</text:p>
        </text:list-item>
        <text:list-item>
          <text:p text:style-name="P2">turgid cartilage<text:tab/>both without collapse</text:p>
        </text:list-item>
      </text:list>
      <text:p text:style-name="P1"/>
      <text:p text:style-name="P1"/>
      <text:p text:style-name="P1">New particle-wise variables needed</text:p>
      <text:list xml:id="list2891641484" text:style-name="L2">
        <text:list-item>
          <text:p text:style-name="P3">mass</text:p>
        </text:list-item>
        <text:list-item>
          <text:p text:style-name="P3">rest_density</text:p>
        </text:list-item>
        <text:list-item>
          <text:p text:style-name="P3">int_stiff i.e. fluid elastic repulsion</text:p>
        </text:list-item>
      </text:list>
      <text:p text:style-name="P1"/>
      <text:p text:style-name="P1"/>
      <text:p text:style-name="P1">Old variables to remove</text:p>
      <text:list xml:id="list1875201483" text:style-name="L3">
        <text:list-item>
          <text:p text:style-name="P4">fparams</text:p>
          <text:list>
            <text:list-item>
              <text:p text:style-name="P5">prest_dens<text:tab/><text:span text:style-name="T3">in computePressure()</text:span></text:p>
            </text:list-item>
            <text:list-item>
              <text:p text:style-name="P4">pmass<text:tab/><text:tab/><text:span text:style-name="T3">in computePressure, computeForce, advanceParticles, externalActuation</text:span></text:p>
            </text:list-item>
          </text:list>
        </text:list-item>
        <text:list-item>
          <text:p text:style-name="P4">FMASS_RADIUS<text:tab/><text:span text:style-name="T3">not used</text:span></text:p>
        </text:list-item>
      </text:list>
      <text:p text:style-name="P1"/>
      <text:p text:style-name="P1"/>
      <text:p text:style-name="P1">Device functions affected</text:p>
      <text:list xml:id="list3106402287" text:style-name="L4">
        <text:list-item>
          <text:p text:style-name="P6">countingSortFull</text:p>
        </text:list-item>
        <text:list-item>
          <text:p text:style-name="P6">contribPressure</text:p>
        </text:list-item>
        <text:list-item>
          <text:p text:style-name="P6">computePressure</text:p>
        </text:list-item>
        <text:list-item>
          <text:p text:style-name="P6">contribForce</text:p>
        </text:list-item>
        <text:list-item>
          <text:p text:style-name="P6">computeForce</text:p>
        </text:list-item>
        <text:list-item>
          <text:p text:style-name="P6">advanceParticles</text:p>
        </text:list-item>
        <text:list-item>
          <text:p text:style-name="P6">addParticle</text:p>
        </text:list-item>
      </text:list>
      <text:p text:style-name="P1"/>
      <text:p text:style-name="P1"/>
      <text:p text:style-name="P1"><text:span text:style-name="T1">h</text:span>ost_<text:span text:style-name="T1">CUDA.cpp</text:span> functions affected</text:p>
      <text:list xml:id="list3648771524" text:style-name="L5">
        <text:list-item>
          <text:p text:style-name="P7">TransferToCUDA</text:p>
        </text:list-item>
        <text:list-item>
          <text:p text:style-name="P7">Transfer<text:span text:style-name="T2">From</text:span>CUDA</text:p>
        </text:list-item>
      </text:list>
      <text:p text:style-name="P1"/>
      <text:p text:style-name="P1"/>
      <text:p text:style-name="P9">fluid_system.cpp function affected</text:p>
      <text:list xml:id="list143452584744376" text:continue-numbering="true" text:style-name="L5">
        <text:list-item>
          <text:p text:style-name="P7">AllocateParticles</text:p>
        </text:list-item>
        <text:list-item>
          <text:p text:style-name="P7">SetupAddVolume</text:p>
        </text:list-item>
        <text:list-item>
          <text:p text:style-name="P7">AddParticleMorphogenesis2</text:p>
        </text:list-item>
      </text:list>
      <text:p text:style-name="P1"/>
      <text:p text:style-name="P1"/>
      <text:p text:style-name="P1">File I/O functions affected</text:p>
      <text:list xml:id="list2327792117" text:style-name="L6">
        <text:list-item>
          <text:p text:style-name="P8">writeVTP</text:p>
        </text:list-item>
        <text:list-item>
          <text:p text:style-name="P8">writeCSV</text:p>
        </text:list-item>
        <text:list-item>
          <text:p text:style-name="P8">readCSV</text:p>
        </text:list-item>
        <text:list-item>
          <text:p text:style-name="P8">writeGenome</text:p>
        </text:list-item>
        <text:list-item>
          <text:p text:style-name="P8">readGenom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4:05:07.851338160</meta:creation-date>
    <dc:date>2021-06-11T14:34:29.912610998</dc:date>
    <meta:editing-duration>PT18M5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34" meta:word-count="101" meta:character-count="747" meta:non-whitespace-character-count="704"/>
  </office:meta>
</office:document-meta>
</file>